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.SF NS" svg:font-family=".SF NS"/>
  </office:font-face-decls>
  <office:automatic-styles>
    <style:style style:name="P1" style:family="paragraph" style:parent-style-name="Standard">
      <style:text-properties style:font-name=".SF NS" fo:font-size="24.0pt" fo:color="#e0e8f0" fo:background-color="#0c0e12"/>
    </style:style>
    <style:style style:name="T1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You`ll need your own bot_token and exchange_api_token from </text:span><text:a xlink:type="simple" xlink:href="https://www.exchangerate-api.com/docs/overview"><text:span text:style-name="T1">https://www.exchangerate-api.com/docs/overview</text:span></text:a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6</meta:generator>
  </office:meta>
</office:document-meta>
</file>